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0.905cm" style:rel-column-width="3488*"/>
    </style:style>
    <style:style style:name="Tabelle2.B" style:family="table-column">
      <style:table-column-properties style:column-width="8.005cm" style:rel-column-width="30856*"/>
    </style:style>
    <style:style style:name="Tabelle2.C" style:family="table-column">
      <style:table-column-properties style:column-width="0.885cm" style:rel-column-width="3413*"/>
    </style:style>
    <style:style style:name="Tabelle2.D" style:family="table-column">
      <style:table-column-properties style:column-width="7.205cm" style:rel-column-width="27778*"/>
    </style:style>
    <style:style style:name="Tabelle2.A1" style:family="table-cell">
      <style:table-cell-properties fo:padding="0cm" fo:border="none"/>
    </style:style>
    <style:style style:name="P1" style:family="paragraph" style:parent-style-name="Table_20_Contents">
      <style:text-properties style:font-name="Liberation Serif" fo:font-weight="bold" officeooo:rsid="01d50567" officeooo:paragraph-rsid="01d5056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1e5f80d"/>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Courier New" fo:font-size="12pt" style:font-size-asian="12pt" style:font-size-complex="12pt"/>
    </style:style>
    <style:style style:name="P5" style:family="paragraph" style:parent-style-name="Table_20_Contents">
      <style:paragraph-properties fo:text-align="start" style:justify-single-word="false"/>
      <style:text-properties style:font-name="Courier New" fo:font-size="12pt" officeooo:paragraph-rsid="01e36e70" style:font-size-asian="12pt" style:font-size-complex="12pt"/>
    </style:style>
    <style:style style:name="P6" style:family="paragraph" style:parent-style-name="Table_20_Contents">
      <style:paragraph-properties fo:text-align="start" style:justify-single-word="false"/>
      <style:text-properties style:font-name="Courier New" fo:font-size="12pt" officeooo:rsid="01d5e15b" officeooo:paragraph-rsid="01d5e15b" style:font-size-asian="12pt" style:font-size-complex="12pt"/>
    </style:style>
    <style:style style:name="P7" style:family="paragraph" style:parent-style-name="Table_20_Contents">
      <style:paragraph-properties fo:text-align="start" style:justify-single-word="false"/>
      <style:text-properties style:font-name="Courier New" fo:font-size="12pt" officeooo:rsid="008f7548" officeooo:paragraph-rsid="009bbebd" style:font-size-asian="12pt" style:font-size-complex="12pt"/>
    </style:style>
    <style:style style:name="P8" style:family="paragraph" style:parent-style-name="Table_20_Contents">
      <style:paragraph-properties fo:text-align="start" style:justify-single-word="false"/>
      <style:text-properties style:font-name="Courier New" fo:font-size="12pt" officeooo:rsid="008f7548" officeooo:paragraph-rsid="01dd752d" style:font-size-asian="12pt" style:font-size-complex="12pt"/>
    </style:style>
    <style:style style:name="P9" style:family="paragraph" style:parent-style-name="Table_20_Contents">
      <style:paragraph-properties fo:text-align="start" style:justify-single-word="false"/>
      <style:text-properties style:font-name="Courier New" fo:font-size="12pt" officeooo:rsid="0098fd9a" officeooo:paragraph-rsid="009bbebd" style:font-size-asian="12pt" style:font-size-complex="12pt"/>
    </style:style>
    <style:style style:name="P10" style:family="paragraph" style:parent-style-name="Table_20_Contents">
      <style:paragraph-properties fo:text-align="start" style:justify-single-word="false"/>
      <style:text-properties style:font-name="Courier New" fo:font-size="12pt" officeooo:rsid="0098fd9a" officeooo:paragraph-rsid="01dd752d" style:font-size-asian="12pt" style:font-size-complex="12pt"/>
    </style:style>
    <style:style style:name="P11" style:family="paragraph" style:parent-style-name="Table_20_Contents">
      <style:paragraph-properties fo:text-align="start" style:justify-single-word="false"/>
      <style:text-properties style:font-name="Courier New" fo:font-size="12pt" officeooo:rsid="01dd752d" officeooo:paragraph-rsid="01dd752d" style:font-size-asian="12pt" style:font-size-complex="12pt"/>
    </style:style>
    <style:style style:name="P12" style:family="paragraph" style:parent-style-name="Table_20_Contents">
      <style:paragraph-properties fo:text-align="start" style:justify-single-word="false"/>
      <style:text-properties fo:color="#ff3333" style:font-name="Courier New" fo:font-size="12pt" fo:font-weight="bold" officeooo:rsid="0098fd9a" officeooo:paragraph-rsid="009bbeb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fo:color="#ff3333" style:font-name="Courier New" fo:font-size="12pt" fo:font-weight="bold" officeooo:rsid="0098fd9a" officeooo:paragraph-rsid="01dd752d"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fo:color="#ff3333" style:font-name="Courier New" fo:font-size="12pt" fo:font-weight="bold" officeooo:rsid="01dd752d" officeooo:paragraph-rsid="01dd752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3333" style:font-name="Courier New" fo:font-size="12pt"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3333" style:font-name="Courier New" fo:font-size="12pt" fo:font-weight="bold" officeooo:paragraph-rsid="01e36e70"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3333" style:font-name="Courier New" fo:font-size="12pt" fo:font-style="normal" fo:font-weight="bold" officeooo:rsid="01dd752d" officeooo:paragraph-rsid="01dd752d" style:font-size-asian="12pt" style:font-style-asian="normal" style:font-weight-asian="bold" style:font-size-complex="12pt" style:font-style-complex="normal" style:font-weight-complex="bold"/>
    </style:style>
    <style:style style:name="P18" style:family="paragraph" style:parent-style-name="Table_20_Contents">
      <style:paragraph-properties fo:text-align="start" style:justify-single-word="false"/>
      <style:text-properties style:use-window-font-color="true" style:font-name="Courier New" fo:font-size="12pt" fo:font-weight="normal" officeooo:rsid="01dd752d" officeooo:paragraph-rsid="01dd752d"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1d5e15b" officeooo:paragraph-rsid="01db1e96"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2pt" fo:font-style="normal" fo:font-weight="normal" officeooo:rsid="01d5e15b" officeooo:paragraph-rsid="01dfaabc"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2pt" fo:font-style="normal" fo:font-weight="normal" officeooo:rsid="01e1f857" officeooo:paragraph-rsid="01e1f857"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rsid="01b7e788" officeooo:paragraph-rsid="01d5e15b"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1b7e788" officeooo:paragraph-rsid="01e057fd"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1b7e788" officeooo:paragraph-rsid="01e0aabe"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fo:font-weight="normal" officeooo:rsid="01dfaabc" officeooo:paragraph-rsid="01dfaabc"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1dfaabc" officeooo:paragraph-rsid="01e0aabe"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erif" fo:font-size="12pt" fo:font-style="normal" fo:font-weight="normal" officeooo:rsid="01dfaabc" officeooo:paragraph-rsid="01e36e70"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fo:font-weight="normal" officeooo:rsid="01dfaabc" officeooo:paragraph-rsid="01e4f87a"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fo:font-weight="normal" officeooo:rsid="01e057fd" officeooo:paragraph-rsid="01e057fd"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fo:font-weight="normal" officeooo:rsid="01e057fd" officeooo:paragraph-rsid="01dfaabc"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normal" officeooo:rsid="01e0aabe" officeooo:paragraph-rsid="01e0aabe"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1e36e70" officeooo:paragraph-rsid="01e36e70"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bold" officeooo:rsid="01dfaabc" officeooo:paragraph-rsid="01e057fd"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style:font-name="Liberation Serif" fo:font-size="12pt" fo:font-style="normal" fo:font-weight="bold" officeooo:rsid="01dfaabc" officeooo:paragraph-rsid="01e0aabe"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Liberation Serif" fo:font-size="12pt" fo:font-style="normal" fo:font-weight="bold" officeooo:rsid="01dfaabc" officeooo:paragraph-rsid="01dfaabc"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Liberation Serif" fo:font-size="10pt" fo:font-style="normal" officeooo:rsid="01e03e6a" officeooo:paragraph-rsid="01e65c5a" style:font-size-asian="10pt" style:font-style-asian="normal" style:font-size-complex="10pt" style:font-style-complex="normal"/>
    </style:style>
    <style:style style:name="P37" style:family="paragraph" style:parent-style-name="Standard">
      <style:paragraph-properties fo:text-align="start" style:justify-single-word="false" fo:break-before="page"/>
      <style:text-properties style:font-name="Liberation Serif" fo:font-size="12pt" fo:font-style="normal" fo:font-weight="bold" officeooo:rsid="01dfaabc" officeooo:paragraph-rsid="01dfaabc" style:font-size-asian="12pt" style:font-style-asian="normal" style:font-weight-asian="bold" style:font-size-complex="12pt" style:font-style-complex="normal" style:font-weight-complex="bold"/>
    </style:style>
    <style:style style:name="P38" style:family="paragraph" style:parent-style-name="Standard" style:list-style-name="L1">
      <style:paragraph-properties fo:text-align="start" style:justify-single-word="false"/>
      <style:text-properties style:font-name="Liberation Serif" fo:font-size="12pt" fo:font-style="normal" fo:font-weight="normal" officeooo:rsid="01db1e96" officeooo:paragraph-rsid="01dfaabc"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Liberation Serif" fo:font-size="12pt" fo:font-style="normal" fo:font-weight="bold" officeooo:rsid="01dfaabc" officeooo:paragraph-rsid="01dfaabc" style:font-size-asian="12pt" style:font-style-asian="normal" style:font-weight-asian="bold" style:font-size-complex="12pt" style:font-style-complex="normal" style:font-weight-complex="bold"/>
    </style:style>
    <style:style style:name="P40" style:family="paragraph" style:parent-style-name="Standard" style:list-style-name="L1">
      <style:paragraph-properties fo:text-align="start" style:justify-single-word="false" fo:break-before="page"/>
      <style:text-properties style:font-name="Liberation Serif" fo:font-size="12pt" fo:font-style="normal" fo:font-weight="normal" officeooo:rsid="01dfaabc" officeooo:paragraph-rsid="01dfaabc" style:font-size-asian="12pt" style:font-style-asian="normal" style:font-weight-asian="normal" style:font-size-complex="12pt" style:font-style-complex="normal" style:font-weight-complex="normal"/>
    </style:style>
    <style:style style:name="P4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5f19d4"/>
    </style:style>
    <style:style style:name="T2" style:family="text">
      <style:text-properties officeooo:rsid="01d5e15b"/>
    </style:style>
    <style:style style:name="T3" style:family="text">
      <style:text-properties officeooo:rsid="01d7139e"/>
    </style:style>
    <style:style style:name="T4" style:family="text">
      <style:text-properties officeooo:rsid="01d88f83"/>
    </style:style>
    <style:style style:name="T5" style:family="text">
      <style:text-properties fo:color="#ff3333" fo:font-weight="bold" style:font-weight-asian="bold" style:font-weight-complex="bold"/>
    </style:style>
    <style:style style:name="T6" style:family="text">
      <style:text-properties fo:color="#ff3333" fo:font-weight="bold" officeooo:rsid="01d88f83" style:font-weight-asian="bold" style:font-weight-complex="bold"/>
    </style:style>
    <style:style style:name="T7" style:family="text">
      <style:text-properties fo:color="#ff3333" fo:font-weight="bold" officeooo:rsid="01d7139e" style:font-weight-asian="bold" style:font-weight-complex="bold"/>
    </style:style>
    <style:style style:name="T8" style:family="text">
      <style:text-properties fo:color="#ff3333" fo:font-weight="bold" officeooo:rsid="01de3e18"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1e057fd" style:font-weight-asian="bold" style:font-weight-complex="bold"/>
    </style:style>
    <style:style style:name="T11" style:family="text">
      <style:text-properties fo:font-weight="bold" officeooo:rsid="01e0aabe" style:font-weight-asian="bold" style:font-weight-complex="bold"/>
    </style:style>
    <style:style style:name="T12" style:family="text">
      <style:text-properties fo:font-weight="bold" officeooo:rsid="01e36e70" style:font-weight-asian="bold" style:font-weight-complex="bold"/>
    </style:style>
    <style:style style:name="T13" style:family="text">
      <style:text-properties fo:font-weight="bold" officeooo:rsid="01e4f87a" style:font-weight-asian="bold" style:font-weight-complex="bold"/>
    </style:style>
    <style:style style:name="T14" style:family="text">
      <style:text-properties officeooo:rsid="01e057fd"/>
    </style:style>
    <style:style style:name="T15" style:family="text">
      <style:text-properties officeooo:rsid="01e0aabe"/>
    </style:style>
    <style:style style:name="T16" style:family="text">
      <style:text-properties officeooo:rsid="01de3e18"/>
    </style:style>
    <style:style style:name="T17" style:family="text">
      <style:text-properties officeooo:rsid="01e36e70"/>
    </style:style>
    <style:style style:name="T18" style:family="text">
      <style:text-properties officeooo:rsid="01e4f87a"/>
    </style:style>
    <style:style style:name="T19" style:family="text">
      <style:text-properties officeooo:rsid="01cdb0b8"/>
    </style:style>
    <style:style style:name="T20" style:family="text">
      <style:text-properties officeooo:rsid="01e5f80d"/>
    </style:style>
    <style:style style:name="T21" style:family="text">
      <style:text-properties officeooo:rsid="00840c47"/>
    </style:style>
    <style:style style:name="T22" style:family="text">
      <style:text-properties fo:font-weight="normal" style:font-weight-asian="normal" style:font-weight-complex="normal"/>
    </style:style>
    <style:style style:name="T23" style:family="text">
      <style:text-properties fo:font-weight="normal" officeooo:rsid="01cdb0b8" style:font-weight-asian="normal" style:font-weight-complex="normal"/>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62962438" text:style-name="L1">
        <text:list-item>
          <text:p text:style-name="P40">Fehler (in rot markiert), Beschreibung <text:span text:style-name="T20">siehe Seite 2</text:span></text:p>
        </text:list-item>
      </text:list>
      <text:p text:style-name="P19"/>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7">01</text:p>
            <text:p text:style-name="P9">02</text:p>
            <text:p text:style-name="P9">03</text:p>
            <text:p text:style-name="P9">04</text:p>
            <text:p text:style-name="P9">05</text:p>
            <text:p text:style-name="P12">06</text:p>
            <text:p text:style-name="P9">07</text:p>
            <text:p text:style-name="P9">08</text:p>
            <text:p text:style-name="P9">09</text:p>
            <text:p text:style-name="P9">10</text:p>
            <text:p text:style-name="P9">11</text:p>
            <text:p text:style-name="P9">12</text:p>
            <text:p text:style-name="P9">13</text:p>
            <text:p text:style-name="P9">14</text:p>
            <text:p text:style-name="P9">15</text:p>
            <text:p text:style-name="P9">16</text:p>
            <text:p text:style-name="P9">17</text:p>
            <text:p text:style-name="P9">18</text:p>
            <text:p text:style-name="P9">19</text:p>
            <text:p text:style-name="P14">20</text:p>
            <text:p text:style-name="P11">21</text:p>
            <text:p text:style-name="P14">22</text:p>
            <text:p text:style-name="P14">23</text:p>
            <text:p text:style-name="P11">24</text:p>
            <text:p text:style-name="P11">25</text:p>
            <text:p text:style-name="P11">26</text:p>
            <text:p text:style-name="P11">27</text:p>
            <text:p text:style-name="P11">28</text:p>
            <text:p text:style-name="P11">29</text:p>
            <text:p text:style-name="P11">30</text:p>
            <text:p text:style-name="P14">31</text:p>
            <text:p text:style-name="P18">32</text:p>
            <text:p text:style-name="P17">33</text:p>
            <text:p text:style-name="P18">34</text:p>
            <text:p text:style-name="P18">35</text:p>
            <text:p text:style-name="P18">36</text:p>
            <text:p text:style-name="P18">37</text:p>
            <text:p text:style-name="P18">38</text:p>
            <text:p text:style-name="P18">39</text:p>
            <text:p text:style-name="P11"/>
          </table:table-cell>
          <table:table-cell table:style-name="Tabelle2.A1" office:value-type="string">
            <text:p text:style-name="P4">class WeltraumSim</text:p>
            <text:p text:style-name="P4">{</text:p>
            <text:p text:style-name="P4"><text:s text:c="3"/>Raumschiff rs1, rs2;</text:p>
            <text:p text:style-name="P4"><text:s text:c="3"/>Pilot p<text:span text:style-name="T3">i</text:span>1, p<text:span text:style-name="T3">i</text:span>2;</text:p>
            <text:p text:style-name="P4"><text:s text:c="3"/>Planet pl<text:span text:style-name="T3">a1, pla2;</text:span></text:p>
            <text:p text:style-name="P4"><text:s text:c="3"/><text:span text:style-name="T6">int e;</text:span></text:p>
            <text:p text:style-name="P4"><text:s text:c="4"/></text:p>
            <text:p text:style-name="P4"><text:s text:c="3"/>WeltraumSim()</text:p>
            <text:p text:style-name="P4"><text:s text:c="3"/>{</text:p>
            <text:p text:style-name="P4"><text:s text:c="6"/>rs1 <text:s/>= new Raumschiff();</text:p>
            <text:p text:style-name="P4"><text:s text:c="6"/>rs2 <text:s/>= new Raumschiff();</text:p>
            <text:p text:style-name="P4"><text:s text:c="6"/>p<text:span text:style-name="T3">il1</text:span> = new Pilot();</text:p>
            <text:p text:style-name="P4"><text:s text:c="6"/>p<text:span text:style-name="T3">il1</text:span> = new Pilot();</text:p>
            <text:p text:style-name="P4"><text:s text:c="6"/>pl<text:span text:style-name="T3">a</text:span>1 = new Planet();</text:p>
            <text:p text:style-name="P4"><text:s text:c="6"/>pl<text:span text:style-name="T3">a</text:span>2 = new Planet();</text:p>
            <text:p text:style-name="P4"><text:s text:c="3"/>}</text:p>
            <text:p text:style-name="P4"><text:s text:c="4"/></text:p>
            <text:p text:style-name="P4"><text:s text:c="3"/>void <text:span text:style-name="T3">aufgabe1</text:span>()</text:p>
            <text:p text:style-name="P4"><text:s text:c="3"/>{</text:p>
            <text:p text:style-name="P4"><text:s text:c="6"/><text:span text:style-name="T7">int zaehler;</text:span></text:p>
            <text:p text:style-name="P4"/>
            <text:p text:style-name="P4"><text:s text:c="6"/><text:span text:style-name="T6">n</text:span><text:span text:style-name="T5">ame</text:span><text:span text:style-name="T6">1</text:span><text:span text:style-name="T5"> </text:span><text:span text:style-name="T6">= </text:span><text:span text:style-name="T5">"Tatooine";</text:span></text:p>
            <text:p text:style-name="P15"><text:s text:c="6"/><text:span text:style-name="T4">n</text:span>ame<text:span text:style-name="T4">2 = </text:span>"Naboo";</text:p>
            <text:p text:style-name="P4"><text:s text:c="8"/></text:p>
            <text:p text:style-name="P5"><text:s text:c="6"/>rs1.set<text:span text:style-name="T16">Ladung</text:span>("<text:span text:style-name="T16">Ice", 5</text:span>);</text:p>
            <text:p text:style-name="P5"><text:s text:c="6"/>rs2.set<text:span text:style-name="T16">Ladung</text:span>("<text:span text:style-name="T16">DMX", 20</text:span>);</text:p>
            <text:p text:style-name="P5"><text:s text:c="3"/>}</text:p>
            <text:p text:style-name="P4"/>
            <text:p text:style-name="P4"><text:s text:c="3"/><text:span text:style-name="T3">void aufgabe2()</text:span></text:p>
            <text:p text:style-name="P4"><text:s text:c="3"/><text:span text:style-name="T3">{</text:span></text:p>
            <text:p text:style-name="P4"><text:s text:c="6"/><text:span text:style-name="T7">zaehler = 0;</text:span></text:p>
            <text:p text:style-name="P4"><text:s text:c="6"/><text:span text:style-name="T4">e = 3;</text:span></text:p>
            <text:p text:style-name="P4"><text:s text:c="6"/><text:span text:style-name="T7">while (zaehler &lt; 10)</text:span></text:p>
            <text:p text:style-name="P4"><text:s text:c="6"/><text:span text:style-name="T3">{</text:span></text:p>
            <text:p text:style-name="P4"><text:s text:c="9"/><text:span text:style-name="T3">pil1.lernen(e);</text:span></text:p>
            <text:p text:style-name="P4"><text:s text:c="9"/><text:span text:style-name="T4">e++;</text:span></text:p>
            <text:p text:style-name="P4"><text:s text:c="6"/><text:span text:style-name="T3">}</text:span></text:p>
            <text:p text:style-name="P4"><text:s text:c="3"/><text:span text:style-name="T3">}</text:span></text:p>
            <text:p text:style-name="P4">}</text:p>
          </table:table-cell>
          <table:table-cell table:style-name="Tabelle2.A1" office:value-type="string">
            <text:p text:style-name="P8">01</text:p>
            <text:p text:style-name="P10">02</text:p>
            <text:p text:style-name="P13">03</text:p>
            <text:p text:style-name="P10">04</text:p>
            <text:p text:style-name="P13">05</text:p>
            <text:p text:style-name="P13">06</text:p>
            <text:p text:style-name="P10">07</text:p>
            <text:p text:style-name="P10">08</text:p>
            <text:p text:style-name="P10">09</text:p>
            <text:p text:style-name="P10">10</text:p>
            <text:p text:style-name="P10">11</text:p>
            <text:p text:style-name="P10"/>
            <text:p text:style-name="P10"/>
            <text:p text:style-name="P8">01</text:p>
            <text:p text:style-name="P10">02</text:p>
            <text:p text:style-name="P10">03</text:p>
            <text:p text:style-name="P10">04</text:p>
            <text:p text:style-name="P10">05</text:p>
            <text:p text:style-name="P10">06</text:p>
            <text:p text:style-name="P10">07</text:p>
            <text:p text:style-name="P10">08</text:p>
            <text:p text:style-name="P10">09</text:p>
            <text:p text:style-name="P13">10</text:p>
            <text:p text:style-name="P10">11</text:p>
            <text:p text:style-name="P10">12</text:p>
            <text:p text:style-name="P10">13</text:p>
            <text:p text:style-name="P10">14</text:p>
            <text:p text:style-name="P10"/>
            <text:p text:style-name="P10"/>
            <text:p text:style-name="P8">01</text:p>
            <text:p text:style-name="P10">02</text:p>
            <text:p text:style-name="P10">03</text:p>
            <text:p text:style-name="P10">04</text:p>
            <text:p text:style-name="P13">05</text:p>
            <text:p text:style-name="P10">06</text:p>
            <text:p text:style-name="P13">07</text:p>
            <text:p text:style-name="P10">08</text:p>
            <text:p text:style-name="P10">09</text:p>
          </table:table-cell>
          <table:table-cell table:style-name="Tabelle2.A1" office:value-type="string">
            <text:p text:style-name="P4">class Raumschiff</text:p>
            <text:p text:style-name="P4">{</text:p>
            <text:p text:style-name="P5"><text:s text:c="3"/>void set<text:span text:style-name="T16">Ladung</text:span>(<text:span text:style-name="T8">String pl</text:span>)</text:p>
            <text:p text:style-name="P5"><text:s text:c="3"/>{</text:p>
            <text:p text:style-name="P5"><text:s text:c="6"/><text:span text:style-name="T8">String ladung;</text:span></text:p>
            <text:p text:style-name="P16"><text:s text:c="6"/><text:span text:style-name="T16">double gewicht;</text:span></text:p>
            <text:p text:style-name="P5"/>
            <text:p text:style-name="P5"><text:s text:c="6"/><text:span text:style-name="T16">ladung <text:s/>= pl;</text:span></text:p>
            <text:p text:style-name="P5"><text:s text:c="6"/><text:span text:style-name="T16">gewicht = pg;</text:span></text:p>
            <text:p text:style-name="P5"><text:s text:c="3"/>}</text:p>
            <text:p text:style-name="P4">}</text:p>
            <text:p text:style-name="P4"/>
            <text:p text:style-name="P4"/>
            <text:p text:style-name="P4">class Pilot</text:p>
            <text:p text:style-name="P4">{</text:p>
            <text:p text:style-name="P4"><text:s text:c="3"/>int erfahrung;</text:p>
            <text:p text:style-name="P4"/>
            <text:p text:style-name="P4"><text:s text:c="3"/><text:span text:style-name="T2">void setErfahrung(int pe)</text:span></text:p>
            <text:p text:style-name="P4"><text:s text:c="3"/><text:span text:style-name="T2">{</text:span></text:p>
            <text:p text:style-name="P4"><text:s text:c="6"/><text:span text:style-name="T2">erfahrung = pe;</text:span></text:p>
            <text:p text:style-name="P4"><text:s text:c="3"/><text:span text:style-name="T2">}</text:span></text:p>
            <text:p text:style-name="P4"/>
            <text:p text:style-name="P4"><text:s text:c="3"/><text:span text:style-name="T5">void lernen()</text:span></text:p>
            <text:p text:style-name="P4"><text:s text:c="3"/>{</text:p>
            <text:p text:style-name="P4"><text:s text:c="6"/>erfahrung +<text:span text:style-name="T4">=</text:span> pe;</text:p>
            <text:p text:style-name="P4"><text:s text:c="3"/>}</text:p>
            <text:p text:style-name="P4">}</text:p>
            <text:p text:style-name="P4"/>
            <text:p text:style-name="P4"/>
            <text:p text:style-name="P4">class Planet</text:p>
            <text:p text:style-name="P4">{</text:p>
            <text:p text:style-name="P4"><text:s text:c="3"/>String name;</text:p>
            <text:p text:style-name="P4"><text:s text:c="4"/></text:p>
            <text:p text:style-name="P4"><text:s text:c="3"/><text:span text:style-name="T5">void setName()</text:span></text:p>
            <text:p text:style-name="P4"><text:s text:c="3"/>{</text:p>
            <text:p text:style-name="P4"><text:s text:c="6"/><text:span text:style-name="T6">pn = name</text:span><text:span text:style-name="T5">;</text:span></text:p>
            <text:p text:style-name="P4"><text:s text:c="3"/>}</text:p>
            <text:p text:style-name="P6">}</text:p>
          </table:table-cell>
        </table:table-row>
      </table:table>
      <text:p text:style-name="P22"/>
      <text:p text:style-name="P22"/>
      <text:p text:style-name="P35"/>
      <text:p text:style-name="P35"/>
      <text:p text:style-name="P35"/>
      <text:p text:style-name="P35"/>
      <text:p text:style-name="P35"/>
      <text:p text:style-name="P35"/>
      <text:p text:style-name="P35"><draw:frame text:anchor-type="paragraph" draw:z-index="0" draw:name="Form1" draw:style-name="gr1" draw:text-style-name="P41" svg:width="1.795cm" svg:height="0.63cm" svg:x="15.196cm" svg:y="0.385cm"><draw:image xlink:href="Pictures/10000000000000580000001F196641809BB809C4.png" xlink:type="simple" xlink:show="embed" xlink:actuate="onLoad" loext:mime-type="image/png"><text:p/></draw:image></draw:frame></text:p>
      <text:p text:style-name="P36"><text:span text:style-name="T9">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21">pothmann.de</text:span></text:a><text:span text:style-name="T21">, f</text:span><text:span text:style-name="T22">reigegeben unter </text:span><text:a xlink:type="simple" xlink:href="https://creativecommons.org/licenses/by-nc-sa/4.0/" text:style-name="Internet_20_link" text:visited-style-name="Visited_20_Internet_20_Link"><text:span text:style-name="T22">CC BY-NC-SA 4.0</text:span></text:a><text:span text:style-name="T22">, </text:span><text:span text:style-name="T23">März 2021</text:span></text:p>
      <text:p text:style-name="P37">Klasse WeltraumSim</text:p>
      <text:p text:style-name="P22"/>
      <text:p text:style-name="P25"><text:span text:style-name="T9">Zeile 06</text:span>: <text:s/>Die Variable „e“ wird nur in Methode „aufgabe2()“ benötigt (in der while-Schleife), daher sollte sie lokal in dieser Methode deklariert werden, nicht global.</text:p>
      <text:p text:style-name="P25"/>
      <text:p text:style-name="P27"><text:span text:style-name="T9">Zeile 20, </text:span><text:span text:style-name="T12">31</text:span>: Die Variable „zaehler“ wird in „<text:span text:style-name="T17">aufgabe1()“</text:span> nicht gebraucht; dafür jedoch in Methode „aufgabe2()“. <text:span text:style-name="T17">D</text:span>aher <text:span text:style-name="T17">muss</text:span> sie dort deklariert werden. <text:span text:style-name="T17">In aufgabe2() würde der Compiler sonst einen Fehler melden.</text:span></text:p>
      <text:p text:style-name="P25"/>
      <text:p text:style-name="P25"><text:span text:style-name="T9">Zeile 22, 23</text:span>: <text:s/>Mit „name1“ und „name2“ sind die Namen der Planeten-Objekte pla1 und pla2 gemeint. Erstens heißt das Attribut der Klasse Planet „name“ <text:s/>und nicht „name1“ oder „name2“. Wenn <text:span text:style-name="T14">überhaupt</text:span>, dann müsste man über pla1.name bzw. pla2.name darauf zugreifen.</text:p>
      <text:p text:style-name="P25">Da <text:span text:style-name="T14">in der Klasse WeltraumSim aber kein Zugriff auf das </text:span>Attribut <text:span text:style-name="T14">name</text:span> <text:span text:style-name="T14">besteht, muss man</text:span> <text:s/>an dieser Stelle die set-Methode benutz<text:span text:style-name="T14">en</text:span>: pla1.setName("<text:span text:style-name="T14">Tatooine"); bzw. pla2.setName("Naboo");</text:span></text:p>
      <text:p text:style-name="P30"/>
      <text:p text:style-name="P21"><text:span text:style-name="T9">Zeile 3</text:span><text:span text:style-name="T12">3</text:span>: <text:s/>Syntaktisch ist die Zeile korrekt, aber da zaehler sich in der Schleife nie ändert, würde die Schleife nie enden. Es fehlt die Zeile zaehler++; am Ende der Schleife, mit der zaehler sich jedesmal um 1 erhöht.</text:p>
      <text:p text:style-name="P29"/>
      <text:p text:style-name="P29"/>
      <text:p text:style-name="P33">Klasse <text:span text:style-name="T14">Raumschiff</text:span></text:p>
      <text:p text:style-name="P23"/>
      <text:p text:style-name="P26"><text:span text:style-name="T9">Zeile </text:span><text:span text:style-name="T12">03</text:span>: <text:s/><text:span text:style-name="T17">In der Methode werden zwei Parameter verwendet (für Ladung und Gewicht), es ist aber nur einer deklariert. Es müsste heißen void setLadung(String pl, double pg).</text:span></text:p>
      <text:p text:style-name="P26"/>
      <text:p text:style-name="P32"><text:span text:style-name="T9">Zeile 05, 06</text:span>: <text:s/>ladung und gewicht sind lokal in der Methode deklariert. Syntaktisch ist das zwar kein Problem, aber die Variablen „vergessen“ ihre Werte sofort nach Ende der Methode. Sie sollten stattdessen global als Attribute deklariert werden, damit die Werte dauerhaft gespeichert werden.</text:p>
      <text:p text:style-name="P31"/>
      <text:p text:style-name="P31"/>
      <text:p text:style-name="P34">Klasse <text:span text:style-name="T15">Pilot</text:span></text:p>
      <text:p text:style-name="P24"/>
      <text:p text:style-name="P26"><text:span text:style-name="T9">Zeile </text:span><text:span text:style-name="T10">1</text:span><text:span text:style-name="T11">0</text:span>: <text:s/><text:span text:style-name="T15">In der Methode wird der Parameter pe benutzt, der aber nicht deklariert ist. Die Zeile sollte void lernen(int pe) lauten.</text:span></text:p>
      <text:p text:style-name="P26"/>
      <text:p text:style-name="P31"/>
      <text:p text:style-name="P34">Klasse <text:span text:style-name="T15">Planet</text:span></text:p>
      <text:p text:style-name="P24"/>
      <text:p text:style-name="P26"><text:span text:style-name="T9">Zeile </text:span><text:span text:style-name="T11">05</text:span>: <text:s/><text:span text:style-name="T20">In der Methode wird der Parameter pn benutzt, der aber nicht deklariert ist. Die Zeile sollte void setName(String pn) lauten.</text:span></text:p>
      <text:p text:style-name="P26"/>
      <text:p text:style-name="P28"><text:span text:style-name="T9">Zeile </text:span><text:span text:style-name="T11">0</text:span><text:span text:style-name="T13">7</text:span>: <text:s/><text:span text:style-name="T18">pn = name weist dem Parameter den Wert des Attributs zu. Syntaktisch ist das zwar kein Problem, aber so wird das Attribut nie verändert. Es müsste name = pn heißen. </text:span></text:p>
      <text:p text:style-name="P28"/>
      <text:p text:style-name="P22"/>
      <text:list xml:id="list164619390149817" text:continue-numbering="true" text:style-name="L1">
        <text:list-item>
          <text:p text:style-name="P38">Welchen Erfahrungswert hat der Pilot pil1, wenn man die Methode aufgabe2() einmal ausführt?</text:p>
        </text:list-item>
      </text:list>
      <text:p text:style-name="P20"/>
      <text:p text:style-name="P21">e beginnt bei 3 und wird in jeder Wiederholung der while-Schleife um 1 größer.</text:p>
      <text:p text:style-name="P21">Der Pilot erhält also erst 3, dann 4, dann 5 usw. Erfahrung, und die Schleife wiederholt sich 10 Mal.</text:p>
      <text:p text:style-name="P21">Damit erhält der Pilot 3 + 4 + … + 11 + 12 = 75 Erfahrungspunk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d50567" officeooo:paragraph-rsid="01d5056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1e5f80d"/>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Gültigkeitsbereich</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1">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9-01T16:46:17.244000000</dc:date>
    <meta:editing-duration>P4DT9H20M32S</meta:editing-duration>
    <meta:editing-cycles>333</meta:editing-cycles>
    <meta:generator>LibreOffice/6.2.5.2$Windows_X86_64 LibreOffice_project/1ec314fa52f458adc18c4f025c545a4e8b22c159</meta:generator>
    <meta:print-date>2020-02-13T14:20:17.672000000</meta:print-date>
    <meta:document-statistic meta:table-count="2" meta:image-count="0" meta:object-count="0" meta:page-count="2" meta:paragraph-count="164" meta:word-count="602" meta:character-count="3594" meta:non-whitespace-character-count="2881"/>
  </office:meta>
</office:document-meta>
</file>